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11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97.17pt" svg:y="17.89pt">
            <loext:p draw:notify-on-update-of-ranges="Sheet1.D21:Sheet1.D28 Sheet1.E20:Sheet1.E20 Sheet1.E21:Sheet1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23pt" svg:x="488.81pt" svg:y="279.33pt">
            <loext:p draw:notify-on-update-of-ranges="Sheet1.D28:Sheet1.D35 Sheet1.E28:Sheet1.E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R FREQ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TIMER PERIO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lock division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rescaler register</text:p>
          </table:table-cell>
        </table:table-row>
        <table:table-row table:style-name="ro1">
          <table:table-cell table:style-name="ce1" office:value-type="float" office:value="48000000" calcext:value-type="float">
            <text:p>4.80E+07</text:p>
          </table:table-cell>
          <table:table-cell table:style-name="ce2" table:formula="of:=[.A2]/1000" office:value-type="float" office:value="48000" calcext:value-type="float">
            <text:p>48000</text:p>
          </table:table-cell>
          <table:table-cell table:style-name="ce2" table:formula="of:=[.A2]/1000000" office:value-type="float" office:value="48" calcext:value-type="float">
            <text:p>48</text:p>
          </table:table-cell>
          <table:table-cell table:formula="of:=1/[.A2]" office:value-type="float" office:value="0.0000000208333333333333" calcext:value-type="float">
            <text:p>2.08333333333333E-08</text:p>
          </table:table-cell>
          <table:table-cell table:formula="of:=[.D2]*1000000" office:value-type="float" office:value="0.0208333333333333" calcext:value-type="float">
            <text:p>0.0208333333</text:p>
          </table:table-cell>
          <table:table-cell office:value-type="float" office:value="1" calcext:value-type="float">
            <text:p>1</text:p>
          </table:table-cell>
          <table:table-cell table:formula="of:=[.H2]+1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AFTER CLOCK DIVISION</text:p>
          </table:table-cell>
          <table:table-cell table:number-columns-repeated="4"/>
        </table:table-row>
        <table:table-row table:style-name="ro1">
          <table:table-cell table:formula="of:=[.A2]/[.F2]" office:value-type="float" office:value="48000000" calcext:value-type="float">
            <text:p>48000000</text:p>
          </table:table-cell>
          <table:table-cell table:style-name="ce2" table:formula="of:=[.A5]/1000" office:value-type="float" office:value="48000" calcext:value-type="float">
            <text:p>48000</text:p>
          </table:table-cell>
          <table:table-cell table:formula="of:=[.C2]/[.F2]" office:value-type="float" office:value="48" calcext:value-type="float">
            <text:p>48</text:p>
          </table:table-cell>
          <table:table-cell table:formula="of:=1/[.A5]" office:value-type="float" office:value="0.0000000208333333333333" calcext:value-type="float">
            <text:p>2.08333333333333E-08</text:p>
          </table:table-cell>
          <table:table-cell table:formula="of:=[.D5]*1000000" office:value-type="float" office:value="0.0208333333333333" calcext:value-type="float">
            <text:p>0.0208333333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AFTER PRESCALER</text:p>
          </table:table-cell>
          <table:table-cell table:number-columns-repeated="4"/>
        </table:table-row>
        <table:table-row table:style-name="ro1">
          <table:table-cell table:formula="of:=[.A5]/[.G2]" office:value-type="float" office:value="2823529.41176471" calcext:value-type="float">
            <text:p>2823529.41176471</text:p>
          </table:table-cell>
          <table:table-cell table:style-name="ce2" table:formula="of:=[.A8]/1000" office:value-type="float" office:value="2823.52941176471" calcext:value-type="float">
            <text:p>2823.5294117647</text:p>
          </table:table-cell>
          <table:table-cell table:formula="of:=[.A8]/1000000" office:value-type="float" office:value="2.82352941176471" calcext:value-type="float">
            <text:p>2.8235294118</text:p>
          </table:table-cell>
          <table:table-cell table:formula="of:=1/[.A8]" office:value-type="float" office:value="0.000000354166666666667" calcext:value-type="float">
            <text:p>3.54166666666667E-07</text:p>
          </table:table-cell>
          <table:table-cell table:formula="of:=[.D8]*1000000" office:value-type="float" office:value="0.354166666666667" calcext:value-type="float">
            <text:p>0.354166666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W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erio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formula="of:=1/[.D13]" office:value-type="float" office:value="1882.35294117647" calcext:value-type="float">
            <text:p>1882.3529411765</text:p>
          </table:table-cell>
          <table:table-cell table:formula="of:=[.A13]/1000" office:value-type="float" office:value="1.88235294117647" calcext:value-type="float">
            <text:p>1.8823529412</text:p>
          </table:table-cell>
          <table:table-cell/>
          <table:table-cell table:formula="of:=[.D8]*1500" office:value-type="float" office:value="0.00053125" calcext:value-type="float">
            <text:p>0.00053125</text:p>
          </table:table-cell>
          <table:table-cell table:formula="of:=[.D13]*1000000" office:value-type="float" office:value="531.25" calcext:value-type="float">
            <text:p>531.25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ad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16" calcext:value-type="float">
            <text:p>0.0016</text:p>
          </table:table-cell>
          <table:table-cell office:value-type="float" office:value="0.294" calcext:value-type="float">
            <text:p>0.2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043" calcext:value-type="float">
            <text:p>0.0043</text:p>
          </table:table-cell>
          <table:table-cell office:value-type="float" office:value="0.768" calcext:value-type="float">
            <text:p>0.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73" calcext:value-type="float">
            <text:p>0.0173</text:p>
          </table:table-cell>
          <table:table-cell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321" calcext:value-type="float">
            <text:p>0.0321</text:p>
          </table:table-cell>
          <table:table-cell office:value-type="float" office:value="2.607" calcext:value-type="float">
            <text:p>2.6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559" calcext:value-type="float">
            <text:p>0.0559</text:p>
          </table:table-cell>
          <table:table-cell office:value-type="float" office:value="3.095" calcext:value-type="float">
            <text:p>3.09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1.501" calcext:value-type="float">
            <text:p>1.501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68" calcext:value-type="float">
            <text:p>1.68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463" calcext:value-type="float">
            <text:p>2.463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86" calcext:value-type="float">
            <text:p>2.86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.1" calcext:value-type="float">
            <text:p>6.1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8" calcext:value-type="float">
            <text:p>13.8</text:p>
          </table:table-cell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8:23:04.848663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8:23:14.662469989</meta:creation-date>
    <meta:editing-duration>PT1M4S</meta:editing-duration>
    <meta:editing-cycles>2</meta:editing-cycles>
    <meta:generator>LibreOffice/5.1.6.2$Linux_X86_64 LibreOffice_project/10m0$Build-2</meta:generator>
    <dc:date>2017-08-22T18:24:08.785687919</dc:date>
    <meta:document-statistic meta:table-count="1" meta:cell-count="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4.201cm" style:legend-expansion="high" chart:style-name="ch2"/>
        <chart:plot-area chart:style-name="ch3" table:cell-range-address="Sheet1.D21:Sheet1.E28 Sheet1.E20:Sheet1.E20" chart:data-source-has-labels="row" svg:x="0.32cm" svg:y="0.18cm" svg:width="13.46cm" svg:height="8.64cm">
          <chartooo:coordinate-region svg:x="1.127cm" svg:y="0.379cm" svg:width="12.4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1:Sheet1.E28" chart:label-cell-address="Sheet1.E20:Sheet1.E20" chart:class="chart:scatter">
            <chart:domain table:cell-range-address="Sheet1.D21:Sheet1.D2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dc</text:p>
                <draw:g>
                  <svg:desc>Sheet1.E20:Sheet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1:Sheet1.D28</svg:desc>
                </draw:g>
              </table:table-cell>
              <table:table-cell office:value-type="float" office:value="0.043">
                <text:p>0.043</text:p>
                <draw:g>
                  <svg:desc>Sheet1.E21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3">
                <text:p>0.0043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3">
                <text:p>0.017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1">
                <text:p>0.0321</text:p>
              </table:table-cell>
              <table:table-cell office:value-type="float" office:value="2.607">
                <text:p>2.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9">
                <text:p>0.0559</text:p>
              </table:table-cell>
              <table:table-cell office:value-type="float" office:value="3.095">
                <text:p>3.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1">
                <text:p>1.501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3.155cm" svg:y="4.203cm" style:legend-expansion="high" chart:style-name="ch2"/>
        <chart:plot-area chart:style-name="ch3" table:cell-range-address="Sheet1.D28:Sheet1.E35" svg:x="0.32cm" svg:y="0.18cm" svg:width="12.515cm" svg:height="8.645cm">
          <chartooo:coordinate-region svg:x="1.312cm" svg:y="0.379cm" svg:width="11.33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8:Sheet1.E35" chart:class="chart:scatter">
            <chart:domain table:cell-range-address="Sheet1.D28:Sheet1.D35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1">
                <text:p>1.501</text:p>
                <draw:g>
                  <svg:desc>Sheet1.D28:Sheet1.D35</svg:desc>
                </draw:g>
              </table:table-cell>
              <table:table-cell office:value-type="float" office:value="262">
                <text:p>262</text:p>
                <draw:g>
                  <svg:desc>Sheet1.E28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8">
                <text:p>1.6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63">
                <text:p>2.46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">
                <text:p>2.8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">
                <text:p>6.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">
                <text:p>13.8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4">
                <text:p>22.4</text:p>
              </table:table-cell>
              <table:table-cell office:value-type="float" office:value="2200">
                <text:p>2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